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125d4" officeooo:paragraph-rsid="002125d4"/>
    </style:style>
    <style:style style:name="P8" style:family="paragraph" style:parent-style-name="Standard">
      <style:text-properties officeooo:rsid="001cbe0b" officeooo:paragraph-rsid="001cbe0b"/>
    </style:style>
    <style:style style:name="P9" style:family="paragraph" style:parent-style-name="Standard">
      <style:text-properties officeooo:rsid="0018ee29" officeooo:paragraph-rsid="0018ee29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/>
      <text:p text:style-name="P8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1-29T21:03:58.403000000</dc:date>
    <meta:editing-duration>PT2H39M25S</meta:editing-duration>
    <meta:editing-cycles>15</meta:editing-cycles>
    <meta:document-statistic meta:table-count="0" meta:image-count="0" meta:object-count="0" meta:page-count="1" meta:paragraph-count="9" meta:word-count="51" meta:character-count="277" meta:non-whitespace-character-count="234"/>
  </office:meta>
</office:document-meta>
</file>